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19.97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stUpdate-chlorople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ountry/Region</text:p>
          </table:table-cell>
          <table:table-cell table:style-name="ce1"/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  <table:table-cell table:style-name="ce1" table:number-columns-repeated="1018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float" office:value="2388" calcext:value-type="float">
            <text:p>23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73" calcext:value-type="float">
            <text:p>23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float" office:value="2815" calcext:value-type="float">
            <text:p>2815</text:p>
          </table:table-cell>
          <table:table-cell office:value-type="float" office:value="67" calcext:value-type="float">
            <text:p>67</text:p>
          </table:table-cell>
          <table:table-cell office:value-type="float" office:value="263" calcext:value-type="float">
            <text:p>263</text:p>
          </table:table-cell>
          <table:table-cell office:value-type="float" office:value="2485" calcext:value-type="float">
            <text:p>24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float" office:value="793" calcext:value-type="float">
            <text:p>7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7800" calcext:value-type="float">
            <text:p>67800</text:p>
          </table:table-cell>
          <table:table-cell office:value-type="float" office:value="3133" calcext:value-type="float">
            <text:p>3133</text:p>
          </table:table-cell>
          <table:table-cell office:value-type="float" office:value="58382" calcext:value-type="float">
            <text:p>58382</text:p>
          </table:table-cell>
          <table:table-cell office:value-type="float" office:value="6285" calcext:value-type="float">
            <text:p>62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95" calcext:value-type="float">
            <text:p>1395</text:p>
          </table:table-cell>
          <table:table-cell office:value-type="float" office:value="8" calcext:value-type="float">
            <text:p>8</text:p>
          </table:table-cell>
          <table:table-cell office:value-type="float" office:value="1323" calcext:value-type="float">
            <text:p>1323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1219" calcext:value-type="float">
            <text:p>1219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Costa Ric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ise Ship</text:p>
          </table:table-cell>
          <table:table-cell office:value-type="string" calcext:value-type="string">
            <text:p>Diamond Princess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380" calcext:value-type="float">
            <text:p>38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29" calcext:value-type="float">
            <text:p>8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45" calcext:value-type="float">
            <text:p>12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Dominicaine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cuador</text:p>
          </table:table-cell>
          <table:table-cell office:value-type="string" calcext:value-type="string">
            <text:p>Équateur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38" calcext:value-type="float">
            <text:p>23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hiopia</text:p>
          </table:table-cell>
          <table:table-cell office:value-type="string" calcext:value-type="string">
            <text:p>Ethiopi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2612" calcext:value-type="float">
            <text:p>12612</text:p>
          </table:table-cell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office:value-type="float" office:value="12150" calcext:value-type="float">
            <text:p>12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amb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float" office:value="19848" calcext:value-type="float">
            <text:p>19848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19601" calcext:value-type="float">
            <text:p>1960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70" calcext:value-type="float">
            <text:p>4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roenlan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uadeloup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y Se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4" calcext:value-type="float">
            <text:p>4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float" office:value="19644" calcext:value-type="float">
            <text:p>19644</text:p>
          </table:table-cell>
          <table:table-cell office:value-type="float" office:value="1433" calcext:value-type="float">
            <text:p>1433</text:p>
          </table:table-cell>
          <table:table-cell office:value-type="float" office:value="6745" calcext:value-type="float">
            <text:p>6745</text:p>
          </table:table-cell>
          <table:table-cell office:value-type="float" office:value="11466" calcext:value-type="float">
            <text:p>114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elande</text:p>
          </table:table-cell>
          <table:table-cell office:value-type="float" office:value="683" calcext:value-type="float">
            <text:p>6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float" office:value="47021" calcext:value-type="float">
            <text:p>47021</text:p>
          </table:table-cell>
          <table:table-cell office:value-type="float" office:value="4032" calcext:value-type="float">
            <text:p>4032</text:p>
          </table:table-cell>
          <table:table-cell office:value-type="float" office:value="4440" calcext:value-type="float">
            <text:p>4440</text:p>
          </table:table-cell>
          <table:table-cell office:value-type="float" office:value="38549" calcext:value-type="float">
            <text:p>385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float" office:value="963" calcext:value-type="float">
            <text:p>963</text:p>
          </table:table-cell>
          <table:table-cell office:value-type="float" office:value="33" calcext:value-type="float">
            <text:p>33</text:p>
          </table:table-cell>
          <table:table-cell office:value-type="float" office:value="191" calcext:value-type="float">
            <text:p>191</text:p>
          </table:table-cell>
          <table:table-cell office:value-type="float" office:value="739" calcext:value-type="float">
            <text:p>73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float" office:value="8652" calcext:value-type="float">
            <text:p>8652</text:p>
          </table:table-cell>
          <table:table-cell office:value-type="float" office:value="94" calcext:value-type="float">
            <text:p>94</text:p>
          </table:table-cell>
          <table:table-cell office:value-type="float" office:value="1540" calcext:value-type="float">
            <text:p>1540</text:p>
          </table:table-cell>
          <table:table-cell office:value-type="float" office:value="7018" calcext:value-type="float">
            <text:p>701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940" calcext:value-type="float">
            <text:p>94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artiniqu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ayott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2994" calcext:value-type="float">
            <text:p>299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2886" calcext:value-type="float">
            <text:p>28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float" office:value="1914" calcext:value-type="float">
            <text:p>19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06" calcext:value-type="float">
            <text:p>190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5" calcext:value-type="float">
            <text:p>48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ise Nouvelle 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float" office:value="1020" calcext:value-type="float">
            <text:p>10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9" calcext:value-type="float">
            <text:p>100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Puerto Rico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uatar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ublic of the Congo</text:p>
          </table:table-cell>
          <table:table-cell office:value-type="string" calcext:value-type="string">
            <text:p>Congo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Ile de la Réunio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enega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float" office:value="20410" calcext:value-type="float">
            <text:p>20410</text:p>
          </table:table-cell>
          <table:table-cell office:value-type="float" office:value="1043" calcext:value-type="float">
            <text:p>1043</text:p>
          </table:table-cell>
          <table:table-cell office:value-type="float" office:value="1588" calcext:value-type="float">
            <text:p>1588</text:p>
          </table:table-cell>
          <table:table-cell office:value-type="float" office:value="17779" calcext:value-type="float">
            <text:p>1777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float" office:value="1639" calcext:value-type="float">
            <text:p>163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607" calcext:value-type="float">
            <text:p>16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float" office:value="5294" calcext:value-type="float">
            <text:p>5294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5225" calcext:value-type="float">
            <text:p>522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79" calcext:value-type="float">
            <text:p>2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983" calcext:value-type="float">
            <text:p>3983</text:p>
          </table:table-cell>
          <table:table-cell office:value-type="float" office:value="177" calcext:value-type="float">
            <text:p>177</text:p>
          </table:table-cell>
          <table:table-cell office:value-type="float" office:value="65" calcext:value-type="float">
            <text:p>65</text:p>
          </table:table-cell>
          <table:table-cell office:value-type="float" office:value="3741" calcext:value-type="float">
            <text:p>37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10" calcext:value-type="float">
            <text:p>83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268" calcext:value-type="float">
            <text:p>82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-147" calcext:value-type="float">
            <text:p>-1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formula="of:=SUMIF([.$A$2:.$A$300]; &quot;C-Australia&quot;;[.C$2:.C$300])" office:value-type="float" office:value="791" calcext:value-type="float">
            <text:p>791</text:p>
          </table:table-cell>
          <table:table-cell table:formula="of:=SUMIF([.$A$2:.$A$300]; &quot;C-Australia&quot;;[.D$2:.D$300])" office:value-type="float" office:value="7" calcext:value-type="float">
            <text:p>7</text:p>
          </table:table-cell>
          <table:table-cell table:formula="of:=SUMIF([.$A$2:.$A$300]; &quot;C-Australia&quot;;[.E$2:.E$300])" office:value-type="float" office:value="26" calcext:value-type="float">
            <text:p>26</text:p>
          </table:table-cell>
          <table:table-cell table:formula="of:=SUMIF([.$A$2:.$A$300]; &quot;C-Australia&quot;;[.F$2:.F$300])" office:value-type="float" office:value="758" calcext:value-type="float">
            <text:p>75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Canada</text:p>
          </table:table-cell>
          <table:table-cell table:formula="of:=SUMIF([.$A$2:.$A$300]; &quot;C-Canada&quot;;[.C$2:.C$300])" office:value-type="float" office:value="943" calcext:value-type="float">
            <text:p>943</text:p>
          </table:table-cell>
          <table:table-cell table:formula="of:=SUMIF([.$A$2:.$A$300]; &quot;C-Canada&quot;;[.D$2:.D$300])" office:value-type="float" office:value="12" calcext:value-type="float">
            <text:p>12</text:p>
          </table:table-cell>
          <table:table-cell table:formula="of:=SUMIF([.$A$2:.$A$300]; &quot;C-Canada&quot;;[.E$2:.E$300])" office:value-type="float" office:value="9" calcext:value-type="float">
            <text:p>9</text:p>
          </table:table-cell>
          <table:table-cell table:formula="of:=SUMIF([.$A$2:.$A$300]; &quot;C-Canada&quot;;[.F$2:.F$300])" office:value-type="float" office:value="922" calcext:value-type="float">
            <text:p>9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formula="of:=SUMIF([.$A$2:.$A$300]; &quot;C-China&quot;;[.C$2:.C$300])" office:value-type="float" office:value="81250" calcext:value-type="float">
            <text:p>81250</text:p>
          </table:table-cell>
          <table:table-cell table:formula="of:=SUMIF([.$A$2:.$A$300]; &quot;C-China&quot;;[.D$2:.D$300])" office:value-type="float" office:value="3253" calcext:value-type="float">
            <text:p>3253</text:p>
          </table:table-cell>
          <table:table-cell table:formula="of:=SUMIF([.$A$2:.$A$300]; &quot;C-China&quot;;[.E$2:.E$300])" office:value-type="float" office:value="71266" calcext:value-type="float">
            <text:p>71266</text:p>
          </table:table-cell>
          <table:table-cell table:formula="of:=SUMIF([.$A$2:.$A$300]; &quot;C-China&quot;;[.F$2:.F$300])" office:value-type="float" office:value="6731" calcext:value-type="float">
            <text:p>67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table:formula="of:=SUMIF([.$A$2:.$A$300]; &quot;C-Denmark&quot;;[.C$2:.C$300])" office:value-type="float" office:value="1337" calcext:value-type="float">
            <text:p>1337</text:p>
          </table:table-cell>
          <table:table-cell table:formula="of:=SUMIF([.$A$2:.$A$300]; &quot;C-Denmark&quot;;[.D$2:.D$300])" office:value-type="float" office:value="9" calcext:value-type="float">
            <text:p>9</text:p>
          </table:table-cell>
          <table:table-cell table:formula="of:=SUMIF([.$A$2:.$A$300]; &quot;C-Denmark&quot;;[.E$2:.E$300])" office:value-type="float" office:value="1" calcext:value-type="float">
            <text:p>1</text:p>
          </table:table-cell>
          <table:table-cell table:formula="of:=SUMIF([.$A$2:.$A$300]; &quot;C-Denmark&quot;;[.F$2:.F$300])" office:value-type="float" office:value="1327" calcext:value-type="float">
            <text:p>1327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France</text:p>
          </table:table-cell>
          <table:table-cell table:formula="of:=SUMIF([.$A$2:.$A$300]; &quot;C-France&quot;;[.C$2:.C$300])" office:value-type="float" office:value="12632" calcext:value-type="float">
            <text:p>12632</text:p>
          </table:table-cell>
          <table:table-cell table:formula="of:=SUMIF([.$A$2:.$A$300]; &quot;C-France&quot;;[.D$2:.D$300])" office:value-type="float" office:value="450" calcext:value-type="float">
            <text:p>450</text:p>
          </table:table-cell>
          <table:table-cell table:formula="of:=SUMIF([.$A$2:.$A$300]; &quot;C-France&quot;;[.E$2:.E$300])" office:value-type="float" office:value="12" calcext:value-type="float">
            <text:p>12</text:p>
          </table:table-cell>
          <table:table-cell table:formula="of:=SUMIF([.$A$2:.$A$300]; &quot;C-France&quot;;[.F$2:.F$300])" office:value-type="float" office:value="12170" calcext:value-type="float">
            <text:p>12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formula="of:=SUMIF([.$A$2:.$A$300]; &quot;C-Netherlands&quot;;[.C$2:.C$300])" office:value-type="float" office:value="3003" calcext:value-type="float">
            <text:p>3003</text:p>
          </table:table-cell>
          <table:table-cell table:formula="of:=SUMIF([.$A$2:.$A$300]; &quot;C-Netherlands&quot;;[.D$2:.D$300])" office:value-type="float" office:value="107" calcext:value-type="float">
            <text:p>107</text:p>
          </table:table-cell>
          <table:table-cell table:formula="of:=SUMIF([.$A$2:.$A$300]; &quot;C-Netherlands&quot;;[.E$2:.E$300])" office:value-type="float" office:value="2" calcext:value-type="float">
            <text:p>2</text:p>
          </table:table-cell>
          <table:table-cell table:formula="of:=SUMIF([.$A$2:.$A$300]; &quot;C-Netherlands&quot;;[.F$2:.F$300])" office:value-type="float" office:value="2894" calcext:value-type="float">
            <text:p>28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formula="of:=SUMIF([.$A$2:.$A$300]; &quot;C-United Kingdom&quot;;[.C$2:.C$300])" office:value-type="float" office:value="4014" calcext:value-type="float">
            <text:p>4014</text:p>
          </table:table-cell>
          <table:table-cell table:formula="of:=SUMIF([.$A$2:.$A$300]; &quot;C-United Kingdom&quot;;[.D$2:.D$300])" office:value-type="float" office:value="178" calcext:value-type="float">
            <text:p>178</text:p>
          </table:table-cell>
          <table:table-cell table:formula="of:=SUMIF([.$A$2:.$A$300]; &quot;C-United Kingdom&quot;;[.E$2:.E$300])" office:value-type="float" office:value="67" calcext:value-type="float">
            <text:p>67</text:p>
          </table:table-cell>
          <table:table-cell table:formula="of:=SUMIF([.$A$2:.$A$300]; &quot;C-United Kingdom&quot;;[.F$2:.F$300])" office:value-type="float" office:value="3769" calcext:value-type="float">
            <text:p>37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table:formula="of:=SUMIF([.$A$2:.$A$300]; &quot;C-US&quot;;[.C$2:.C$300])" office:value-type="float" office:value="19100" calcext:value-type="float">
            <text:p>19100</text:p>
          </table:table-cell>
          <table:table-cell table:formula="of:=SUMIF([.$A$2:.$A$300]; &quot;C-US&quot;;[.D$2:.D$300])" office:value-type="float" office:value="244" calcext:value-type="float">
            <text:p>244</text:p>
          </table:table-cell>
          <table:table-cell table:formula="of:=SUMIF([.$A$2:.$A$300]; &quot;C-US&quot;;[.E$2:.E$300])" office:value-type="float" office:value="147" calcext:value-type="float">
            <text:p>147</text:p>
          </table:table-cell>
          <table:table-cell table:formula="of:=SUMIF([.$A$2:.$A$300]; &quot;C-US&quot;;[.F$2:.F$300])" office:value-type="float" office:value="18709" calcext:value-type="float">
            <text:p>1870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1T21:51:32.569000000</dc:date>
    <meta:editing-duration>PT8M37S</meta:editing-duration>
    <meta:editing-cycles>3</meta:editing-cycles>
    <meta:generator>LibreOffice/6.3.2.2$Windows_X86_64 LibreOffice_project/98b30e735bda24bc04ab42594c85f7fd8be07b9c</meta:generator>
    <meta:document-statistic meta:table-count="1" meta:cell-count="1713" meta:object-count="0"/>
  </office:meta>
</office:document-meta>
</file>